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577" officeooo:paragraph-rsid="00137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1:55:51.436494813</meta:creation-date>
    <dc:date>2022-01-24T11:56:34.520247025</dc:date>
    <meta:editing-duration>PT4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